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9966" draw:textarea-horizontal-align="justify" draw:textarea-vertical-align="middle" draw:auto-grow-height="false" fo:min-height="0.924cm" fo:min-width="2.574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2.622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2.622cm"/>
    </style:style>
    <style:style style:name="gr4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2.574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2.458cm" fo:min-width="4.708cm"/>
    </style:style>
    <style:style style:name="gr6" style:family="graphic" style:parent-style-name="objectwithoutfill">
      <style:graphic-properties svg:stroke-width="0.035cm" svg:stroke-color="#339966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4.922cm"/>
    </style:style>
    <style:style style:name="gr8" style:family="graphic" style:parent-style-name="objectwithoutfill">
      <style:graphic-properties svg:stroke-width="0.035cm" svg:stroke-color="#cc0000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4.922cm"/>
    </style:style>
    <style:style style:name="gr10" style:family="graphic" style:parent-style-name="objectwithoutfill">
      <style:graphic-properties svg:stroke-width="0.035cm" svg:stroke-color="#fce94f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4.874cm"/>
    </style:style>
    <style:style style:name="gr12" style:family="graphic" style:parent-style-name="objectwithoutfill">
      <style:graphic-properties svg:stroke-width="0.035cm" svg:stroke-color="#0066ff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ffffff" style:font-name="Hack"/>
    </style:style>
    <style:style style:name="P2" style:family="paragraph">
      <loext:graphic-properties draw:fill="solid" draw:fill-color="#339966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name="Hack"/>
    </style:style>
    <style:style style:name="P4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0084d1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339966"/>
      <style:paragraph-properties fo:text-align="center"/>
      <style:text-properties fo:color="#ffffff" style:font-name="Hack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ffffff" style:font-name="Hack" fo:font-weight="normal" style:font-weight-asian="normal" style:font-weight-complex="normal"/>
    </style:style>
    <style:style style:name="P10" style:family="paragraph">
      <loext:graphic-properties draw:fill="solid" draw:fill-color="#c5000b"/>
      <style:paragraph-properties fo:text-align="center"/>
      <style:text-properties fo:color="#ffffff" style:font-name="Hack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style:font-name="Hack" fo:font-weight="normal" style:font-weight-asian="normal" style:font-weight-complex="normal"/>
    </style:style>
    <style:style style:name="P12" style:family="paragraph">
      <loext:graphic-properties draw:fill="solid" draw:fill-color="#ffd320"/>
      <style:paragraph-properties fo:text-align="center"/>
      <style:text-properties style:font-name="Hack"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0084d1"/>
      <style:paragraph-properties fo:text-align="center"/>
      <style:text-properties fo:color="#ffffff" style:font-name="Hack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1.3cm" svg:x="1.3cm" svg:y="2.6cm">
          <text:p text:style-name="P1"><text:span text:style-name="T1">Application</text:span></text:p>
          <text:p text:style-name="P1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3.2cm" svg:height="0.8cm" svg:x="1.3cm" svg:y="4.2cm">
          <text:p text:style-name="P3"><text:span text:style-name="T1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3.2cm" svg:height="0.8cm" svg:x="1.3cm" svg:y="5.3cm">
          <text:p text:style-name="P3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" draw:id="id8" draw:layer="layout" svg:width="3.2cm" svg:height="1.3cm" svg:x="1.3cm" svg:y="6.5cm">
          <text:p text:style-name="P1"><text:span text:style-name="T1">Network</text:span></text:p>
          <text:p text:style-name="P1"><text:span text:style-name="T1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5.5cm" svg:height="3cm" svg:x="8.8cm" svg:y="1.05cm">
          <text:p text:style-name="P1"><text:span text:style-name="T2">FTP, Telnet, SMTP,</text:span></text:p>
          <text:p text:style-name="P1"><text:span text:style-name="T2">DNS, DHCP, HTTP,</text:span></text:p>
          <text:p text:style-name="P1"><text:span text:style-name="T2">SIP, SNMP, SSH,</text:span></text:p>
          <text:p text:style-name="P1"><text:span text:style-name="T2">NTP, IMAP, PO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lines" draw:line-skew="0cm 0.552cm" svg:x1="8.8cm" svg:y1="2.55cm" svg:x2="4.5cm" svg:y2="3.25cm" draw:start-shape="id1" draw:start-glue-point="3" draw:end-shape="id2" draw:end-glue-point="1" svg:d="M8800 2550h-501l-2746 700h-1053" svg:viewBox="0 0 4301 701">
          <text:p/>
        </draw:connector>
        <draw:custom-shape draw:style-name="gr7" draw:text-style-name="P10" xml:id="id3" draw:id="id3" draw:layer="layout" svg:width="5.5cm" svg:height="0.8cm" svg:x="8.8cm" svg:y="4.2cm">
          <text:p text:style-name="P9"><text:span text:style-name="T3">TCP,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s" draw:line-skew="-0.499cm 0.674cm" svg:x1="8.8cm" svg:y1="4.6cm" svg:x2="4.5cm" svg:y2="4.6cm" draw:start-shape="id3" draw:start-glue-point="3" draw:end-shape="id4" draw:end-glue-point="1" svg:d="M8800 4600h-1000-2125-1175" svg:viewBox="0 0 4301 1">
          <text:p/>
        </draw:connector>
        <draw:custom-shape draw:style-name="gr9" draw:text-style-name="P12" xml:id="id5" draw:id="id5" draw:layer="layout" svg:width="5.5cm" svg:height="0.8cm" svg:x="8.801cm" svg:y="5.301cm">
          <text:p text:style-name="P11"><text:span text:style-name="T4">IP, ICMP, A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draw:type="lines" svg:x1="8.801cm" svg:y1="5.701cm" svg:x2="4.5cm" svg:y2="5.7cm" draw:start-shape="id5" draw:start-glue-point="3" draw:end-shape="id6" draw:end-glue-point="1" svg:d="M8801 5701h-501l-3299-1h-501" svg:viewBox="0 0 4302 2">
          <text:p/>
        </draw:connector>
        <draw:custom-shape draw:style-name="gr11" draw:text-style-name="P13" xml:id="id7" draw:id="id7" draw:layer="layout" svg:width="5.5cm" svg:height="1.3cm" svg:x="8.801cm" svg:y="6.501cm">
          <text:p text:style-name="P9"><text:span text:style-name="T4">Ethernet, PPP, DS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s" svg:x1="8.801cm" svg:y1="7.151cm" svg:x2="4.5cm" svg:y2="7.15cm" draw:start-shape="id7" draw:start-glue-point="3" draw:end-shape="id8" draw:end-glue-point="1" svg:d="M8801 7151h-501l-3299-1h-501" svg:viewBox="0 0 43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6:53:13.060930602</dc:date>
    <meta:editing-duration>PT13H9M53S</meta:editing-duration>
    <meta:editing-cycles>46</meta:editing-cycles>
    <meta:generator>LibreOffice/5.2.5.1$Linux_X86_64 LibreOffice_project/20m0$Build-1</meta:generator>
    <dc:creator>Philippe Latu</dc:creator>
    <meta:document-statistic meta:object-count="12"/>
  </office:meta>
</office:document-meta>
</file>